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Header">
      <style:text-properties fo:font-size="8pt" style:font-name-asian="文泉驛等寬微米黑" style:font-size-asian="8pt" style:font-size-complex="8pt"/>
    </style:style>
    <style:style style:name="P6" style:family="paragraph" style:parent-style-name="Header">
      <style:text-properties fo:font-size="8pt" officeooo:paragraph-rsid="000ac3e0" style:font-name-asian="文泉驛等寬微米黑" style:font-size-asian="8pt" style:font-size-complex="8pt"/>
    </style:style>
    <style:style style:name="T1" style:family="text">
      <style:text-properties style:font-name="WenQuanYi Micro Hei" fo:font-size="10pt" fo:font-style="normal" fo:font-weight="normal"/>
    </style:style>
    <style:style style:name="T2" style:family="text">
      <style:text-properties style:font-name="WenQuanYi Micro Hei" fo:font-size="15pt" fo:font-style="normal" fo:font-weight="normal"/>
    </style:style>
    <style:style style:name="T3" style:family="text">
      <style:text-properties style:font-name-asian="WenQuanYi Micro Hei" style:font-size-asian="10pt" style:font-style-asian="normal" style:font-weight-asian="normal"/>
    </style:style>
    <style:style style:name="T4" style:family="text">
      <style:text-properties style:font-name-asian="WenQuanYi Micro Hei" style:font-size-asian="15pt" style:font-style-asian="normal" style:font-weight-asian="normal"/>
    </style:style>
    <style:style style:name="T5" style:family="text">
      <style:text-properties officeooo:rsid="000bfa6e"/>
    </style:style>
    <style:style style:name="T6" style:family="text"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T7" style:family="text">
      <style:text-properties fo:font-variant="normal" fo:text-transform="none" fo:color="#000000" style:font-name="WenQuanYi Micro Hei" fo:font-size="10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各位旅客，有需要補票的無？</text:p>
      <text:p text:style-name="P2"><text:span text:style-name="T1">Kok-uī lú-kheh, ū su-iàu póo-phiò--ê--bô</text:span><text:span text:style-name="T3">？</text:span></text:p>
      <text:p text:style-name="Text_20_body"/>
      <text:p text:style-name="P1">有車就欲進站矣，請離開月台邊仔，較袂危險。</text:p>
      <text:p text:style-name="P3">Ū tshia tō beh tsìn-tsām--ah, tshiánn lī-khui gua̍t-tâi pinn--á, khah bē guî-hiám.</text:p>
      <text:p text:style-name="Text_20_body"/>
      <text:p text:style-name="P1">正爿開門。落車進前，請注意車廂佮月台之間的坎仔，以免跋倒。</text:p>
      <text:p text:style-name="P3">Tsiànn-pîng khui-mn̂g. Lo̍h-tshia tsìn-tsîng, tshiánn tsù-ì tshia-siunn kah gua̍t-tâi tsi-kan ê khám-á, í-bián pua̍h-tó.</text:p>
      <text:p text:style-name="Text_20_body"/>
      <text:p text:style-name="P1">後一站吉安，請後一站欲落車的旅客攢好家己的行李，準備落車。</text:p>
      <text:p text:style-name="P3">Āu tsi̍t tsām Kiat-an, tshiánn āu tsi̍t tsām io̍k lo̍h-tshia ê lú-kheh tshuân hó ka-kī ê hîng-lí, tsún-pī lo̍h-tshia.</text:p>
      <text:p text:style-name="Text_20_body"/>
      <text:p text:style-name="P1">本列車的終點站台東欲到矣，若欲到台北的旅客，請佇本站盤車。</text:p>
      <text:p text:style-name="P3">Pún lia̍t-tshia ê tsiong-tiám-tsām Tâi-tang beh kàu--ah, nā beh kàu Tâi-pak ê lú-kheh, tshiánn tī pún tsām puânn-tshia.</text:p>
      <text:p text:style-name="Text_20_body"/>
      <text:p text:style-name="P2"><text:span text:style-name="T4">本列車是</text:span><text:span text:style-name="T2">1019</text:span><text:span text:style-name="T4">車次，經由山線開往高雄的自強號列車，欲往</text:span><text:span text:style-name="T2">Āu-lâng</text:span><text:span text:style-name="T4">、苑里海線的旅客，請佇本站盤車。</text:span></text:p>
      <text:p text:style-name="P3">Pún lia̍t-tshia sī it khòng it kiú tshia-tshù, king-iû suann-suànn khui-óng Ko-hiông ê tsū-kiông-hō lia̍t-tshia, beh óng Āu-lâng, Uán-lí hái-suànn ê lú-kheh, tshiánn tī pún tsām puânn-tshia.</text:p>
      <text:p text:style-name="Text_20_body"/>
      <text:p text:style-name="P1">車就欲開囉。請猶未上車的旅客趕緊上車。</text:p>
      <text:p text:style-name="P3">Tshia tō beh khui--looh. Tshiánn á-buē tsiūnn-tshia ê lú-kheh kuánn-kín tsiūnn-tshia.</text:p>
      <text:p text:style-name="Text_20_body"/>
      <text:p text:style-name="P2"><text:span text:style-name="T2">10</text:span><text:span text:style-name="T4">點</text:span><text:span text:style-name="T2">33</text:span><text:span text:style-name="T4">分開往斗六的車佇</text:span><text:span text:style-name="T2">2A</text:span><text:span text:style-name="T4">月台，欲坐的旅客請佇</text:span><text:span text:style-name="T2">2A</text:span><text:span text:style-name="T4">月台等車。</text:span></text:p>
      <text:p text:style-name="P3"><text:span text:style-name="T5">T</text:span>sa̍p tiám sann-tsa̍p-sann hun khui-óng Táu-la̍k ê tshia tī jī A gua̍t-tâi, beh tsē--ê lú-kheh tshiánn tī jī A gua̍t-tâi tán-tshia.</text:p>
      <text:p text:style-name="P3"/>
      <text:p text:style-name="P3"/>
      <text:p text:style-name="P4"><text:soft-page-break/><text:span text:style-name="T6">各位旅客，請問敢有人需要摒糞埽的無？</text:span></text:p>
      <text:p text:style-name="P3">Kok-uī lú-kheh, tshiánn-mn̄g kám ū lâng su-iàu piànn pùn-sò--ê--bô?</text:p>
      <text:p text:style-name="P3"/>
      <text:p text:style-name="P4"><text:span text:style-name="T6">各位旅客你好，這馬咱欲開始驗票矣，請共你的車票提出來，勞力！</text:span></text:p>
      <text:p text:style-name="P3">Kok-uī lú-kheh lí hó, tsit-má lán beh khai-sí giām-phiò--ah, tshiánn kā lí ê tshia-phiò the̍h--tshut-lâi, lóo-la̍t!</text:p>
      <text:p text:style-name="Text_20_body"/>
      <text:p text:style-name="P2"><text:span text:style-name="T4">欲落南的旅客，請佇</text:span><text:span text:style-name="T2">3B</text:span><text:span text:style-name="T4">月台等車。</text:span></text:p>
      <text:p text:style-name="P3">Beh lo̍h-lâm ê lú-kheh, tshiánn tī sann B gua̍t-tâi tán-tshia.</text:p>
      <text:p text:style-name="Text_20_body"/>
      <text:p text:style-name="P2"><text:span text:style-name="T4">欲落南的旅客，請佇</text:span><text:span text:style-name="T2">4B</text:span><text:span text:style-name="T4">月台準備上車。</text:span></text:p>
      <text:p text:style-name="P3">Beh lo̍h-lâm-ê lú-kheh, tshiánn tī sann B gua̍t-tâi tsún-pī tsiūnn-tshia.</text:p>
      <text:p text:style-name="P4"><text:span text:style-name="T6">欲上北的旅客，請佇第一月台等車。</text:span></text:p>
      <text:p text:style-name="P3">Beh tsiūnn-pak ê lú-kheh, tshiánn tī tē-it gua̍t-tâi tán-tshia.</text:p>
      <text:p text:style-name="Text_20_body"/>
      <text:p text:style-name="P1">欲上北的旅客，請佇第三月台準備上車。</text:p>
      <text:p text:style-name="P3">Beh tsiūnn-pak-ê lú-kheh, tshiánn tī tē-it gua̍t-tâi tsún-pī tsiūnn-tshia.</text:p>
      <text:p text:style-name="Text_20_body"/>
      <text:p text:style-name="P2"><text:span text:style-name="T4">你好，我是</text:span><text:span text:style-name="T2">5234</text:span><text:span text:style-name="T4">車次的車長，有旅客問敢有人佇竹南站的進站口抾著一張青色的信用卡無？多謝。</text:span></text:p>
      <text:p text:style-name="P3">Lí hó, guá sī ngóo jī sam sù tshia-tshù ê tshia-tiúnn, ū lú-kheh mn̄g kám ū lâng tī Tik-lâm-tsām ê tsìn-tsām-kháu khioh-tio̍h tsi̍t tiunn tshenn-sik ê sìn-iōng-khá--bô? To-siā.</text:p>
      <text:p text:style-name="Text_20_body"/>
      <text:p text:style-name="P1">敬祝你健康快樂，萬事如意，再會。</text:p>
      <text:p text:style-name="P3">Kìng-tsiok lí kiān-khong khuài-lo̍k, bān-sū jû-ì, tsài-huē.</text:p>
      <text:p text:style-name="Text_20_body"/>
      <text:p text:style-name="P2"><text:span text:style-name="T4">這馬欲進站的是太魯閣號，請無本次車票的旅客毋通上車，以免加收</text:span><text:span text:style-name="T2">50pha</text:span><text:span text:style-name="T4">的車錢。</text:span></text:p>
      <text:p text:style-name="P4"><text:span text:style-name="T7">Tsit-má beh tsìn-tsām--ê sī thài-lóo-koh-hō, tshiánn bô pún tshù tshia-phiò ê lú-kheh m̄-thang tsiūnn-tshia, í-bián ka-siu gōo-tsa̍p pha ê tshia-tsîn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name-asian="文泉驛等寬微米黑" style:font-size-asian="8pt" style:font-size-complex="8pt"/>
    </style:style>
    <style:style style:name="MP2" style:family="paragraph" style:parent-style-name="Header">
      <style:text-properties fo:font-size="8pt" officeooo:paragraph-rsid="000ac3e0" style:font-name-asian="文泉驛等寬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鐵路 – <text:page-number text:select-page="current">2</text:page-number></text:p>
      </style:header>
      <style:footer>
        <text:p text:style-name="MP2">鐵路 – 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2:21:58.016499373</meta:creation-date>
    <dc:date>2018-10-16T12:25:45.811623004</dc:date>
    <meta:editing-duration>PT3M4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682" meta:character-count="2143" meta:non-whitespace-character-count="1911"/>
  </office:meta>
</office:document-meta>
</file>